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text-align="start" style:justify-single-word="false"/>
      <style:text-properties style:font-name="Arial" fo:font-size="12pt" style:text-underline-style="none" fo:font-weight="normal" officeooo:rsid="000d4f7e" officeooo:paragraph-rsid="000d4f7e"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none" fo:font-weight="bold" officeooo:rsid="000d4f7e" officeooo:paragraph-rsid="000d4f7e"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4pt" style:text-underline-style="none" fo:font-weight="bold" officeooo:rsid="000d4f7e" officeooo:paragraph-rsid="000d4f7e"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officeooo:rsid="000e8365" officeooo:paragraph-rsid="000e8365" style:font-size-asian="14pt" style:font-weight-asian="bold" style:font-size-complex="14pt" style:font-weight-complex="bold"/>
    </style:style>
    <style:style style:name="P5" style:family="paragraph" style:parent-style-name="Standard" style:list-style-name="L1">
      <style:paragraph-properties fo:text-align="start" style:justify-single-word="false"/>
      <style:text-properties style:font-name="Arial" fo:font-size="12pt" style:text-underline-style="none" fo:font-weight="normal" officeooo:rsid="000d4f7e" officeooo:paragraph-rsid="000d4f7e" style:font-size-asian="10.5pt" style:font-weight-asian="normal" style:font-size-complex="12pt" style:font-weight-complex="normal"/>
    </style:style>
    <style:style style:name="P6" style:family="paragraph" style:parent-style-name="Standard" style:list-style-name="L2">
      <style:paragraph-properties fo:text-align="start" style:justify-single-word="false"/>
      <style:text-properties style:font-name="Arial" fo:font-size="12pt" style:text-underline-style="none" fo:font-weight="normal" officeooo:rsid="000d4f7e" officeooo:paragraph-rsid="000d4f7e"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style:text-underline-style="none" fo:font-weight="normal" officeooo:rsid="000d4f7e" officeooo:paragraph-rsid="000d4f7e" style:font-size-asian="10.5pt" style:font-weight-asian="normal" style:font-size-complex="12pt" style:font-weight-complex="normal"/>
    </style:style>
    <style:style style:name="P8" style:family="paragraph" style:parent-style-name="Standard" style:list-style-name="L2">
      <style:paragraph-properties fo:text-align="start" style:justify-single-word="false"/>
      <style:text-properties style:font-name="Arial" fo:font-size="12pt" style:text-underline-style="none" fo:font-weight="normal" officeooo:rsid="0014476a" officeooo:paragraph-rsid="0014476a" style:font-size-asian="10.5pt" style:font-weight-asian="normal" style:font-size-complex="12pt" style:font-weight-complex="normal"/>
    </style:style>
    <style:style style:name="P9" style:family="paragraph" style:parent-style-name="Standard" style:list-style-name="L2">
      <style:paragraph-properties fo:text-align="start" style:justify-single-word="false"/>
      <style:text-properties style:font-name="Arial" fo:font-size="12pt" style:text-underline-style="none" fo:font-weight="bold" officeooo:rsid="001146b2" officeooo:paragraph-rsid="001146b2" style:font-size-asian="10.5pt" style:font-weight-asian="bold" style:font-size-complex="12pt" style:font-weight-complex="bold"/>
    </style:style>
    <style:style style:name="P10" style:family="paragraph" style:parent-style-name="Standard" style:list-style-name="L2">
      <style:paragraph-properties fo:text-align="start" style:justify-single-word="false"/>
      <style:text-properties officeooo:paragraph-rsid="001146b2"/>
    </style:style>
    <style:style style:name="P11" style:family="paragraph" style:parent-style-name="Standard" style:list-style-name="L2">
      <style:paragraph-properties fo:text-align="start" style:justify-single-word="false"/>
      <style:text-properties officeooo:rsid="0014476a" officeooo:paragraph-rsid="0014476a"/>
    </style:style>
    <style:style style:name="T1" style:family="text">
      <style:text-properties style:font-name="Arial" fo:font-size="12pt" style:text-underline-style="none" fo:font-weight="bold" officeooo:rsid="001146b2" style:font-size-asian="10.5pt" style:font-weight-asian="bold" style:font-size-complex="12pt" style:font-weight-complex="bold"/>
    </style:style>
    <style:style style:name="T2" style:family="text">
      <style:text-properties fo:font-weight="bold" style:font-weight-asian="bold" style:font-weight-complex="bold"/>
    </style:style>
    <style:style style:name="T3" style:family="text">
      <style:text-properties officeooo:rsid="0010480a"/>
    </style:style>
    <style:style style:name="T4" style:family="text">
      <style:text-properties officeooo:rsid="001060e6"/>
    </style:style>
    <style:style style:name="T5" style:family="text">
      <style:text-properties fo:font-variant="normal" fo:text-transform="none" fo:color="#000000" loext:opacity="100%" style:font-name="Arial" fo:font-size="12pt" fo:letter-spacing="normal" fo:font-style="normal" fo:font-weight="normal" style:font-size-asian="12pt" style:font-size-complex="12pt"/>
    </style:style>
    <style:style style:name="T6" style:family="text">
      <style:text-properties fo:font-variant="normal" fo:text-transform="none" fo:color="#000000" loext:opacity="100%" style:font-name="Arial" fo:font-size="12pt" fo:letter-spacing="normal" fo:font-style="normal" fo:font-weight="bold" style:font-size-asian="12pt" style:font-weight-asian="bold" style:font-size-complex="12pt" style:font-weight-complex="bold"/>
    </style:style>
    <style:style style:name="T7" style:family="text">
      <style:text-properties fo:color="#000000" loext:opacity="100%" style:font-name="Arial" fo:font-size="12pt" style:font-size-asian="12pt" style:font-size-complex="12pt"/>
    </style:style>
    <style:style style:name="T8" style:family="text">
      <style:text-properties fo:color="#000000" loext:opacity="100%" style:font-name="Arial" fo:font-size="12pt" officeooo:rsid="0014476a" style:font-size-asian="12pt" style:font-size-complex="12pt"/>
    </style:style>
    <style:style style:name="T9" style:family="text">
      <style:text-properties officeooo:rsid="00135a1a"/>
    </style:style>
    <style:style style:name="T10" style:family="text">
      <style:text-properties officeooo:rsid="0014476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ahier des Charges</text:p>
      <text:p text:style-name="P3"/>
      <text:p text:style-name="P2">1. Introduction</text:p>
      <text:p text:style-name="P1"/>
      <text:p text:style-name="P1">Le projet vise à créer une plateforme en ligne dédiée au bien-être, offrant une gamme complète de services et de contenus pour aider les utilisateurs à améliorer leur santé physique et mentale. Le concept repose sur plusieurs <text:span text:style-name="T3">sections</text:span> permettant aux utilisateurs d'accéder à <text:span text:style-name="T3">c</text:span>es <text:span text:style-name="T3">informations, a un blog et une page permettant de réserver </text:span><text:span text:style-name="T9">un entretient avec Marie pour ensuite réserver </text:span><text:span text:style-name="T3">un séjour d’une semaine</text:span>.</text:p>
      <text:p text:style-name="P1"/>
      <text:p text:style-name="P2">2. <text:span text:style-name="T4">Sections</text:span> de la Plateforme</text:p>
      <text:p text:style-name="P1"/>
      <text:p text:style-name="P1">La plateforme comprendra les <text:span text:style-name="T3">sections</text:span> suivant<text:span text:style-name="T3">e</text:span>s :</text:p>
      <text:p text:style-name="P1"/>
      <text:list text:style-name="L1">
        <text:list-item>
          <text:p text:style-name="P5"><text:span text:style-name="T2">Accueil </text:span>: Page principale de la plateforme offrant une vue d'ensemble des services proposés et des dernières actualités.</text:p>
          <text:p text:style-name="P5"/>
        </text:list-item>
        <text:list-item>
          <text:p text:style-name="P5"><text:span text:style-name="T2">Informations</text:span> : Sous-sections dédiées à la présentation de Marie, ainsi qu'à des contenus informatifs sur des sujets tels que l'activité physique, la gestion du stress et l'alimentation saine. Des informations sur l'épigénétique seront également fournies, expliquant le concept et son impact sur la santé et le bien-être.</text:p>
        </text:list-item>
      </text:list>
      <text:p text:style-name="P1"/>
      <text:p text:style-name="P2">3. Fonctionnalités de la Plateforme</text:p>
      <text:p text:style-name="P1"/>
      <text:p text:style-name="P1">La plateforme sera dotée des fonctionnalités suivantes :</text:p>
      <text:list xml:id="list3496946821" text:style-name="L2">
        <text:list-header>
          <text:p text:style-name="P6"/>
        </text:list-header>
        <text:list-item>
          <text:p text:style-name="P8"><text:span text:style-name="T2">Réservation pour un entretien </text:span>: les utilisateurs pourront réserver un entretien selon les disponibilités de Marie afin d’en connaître plus sur le séjour proposé</text:p>
          <text:p text:style-name="P8"/>
        </text:list-item>
        <text:list-item>
          <text:p text:style-name="P6"><text:span text:style-name="T2">Système de Réservation Hebdomadaire</text:span> : <text:span text:style-name="T10">Une fois l’entretien terminé, le</text:span>s utilisateurs pourront réserver leur participation aux sessions de bien-être hebdomadaires via la plateforme.</text:p>
          <text:p text:style-name="P6"/>
        </text:list-item>
        <text:list-item>
          <text:p text:style-name="P10"><text:span text:style-name="T1">Blog : </text:span><text:span text:style-name="T5">Section dédiée aux articles et aux publications sur divers sujets liés au bien-être, à la santé, à la nutrition, à l'activité physique, à la gestion du stress et au développement personnel.</text:span></text:p>
          <text:p text:style-name="P10"><text:span text:style-name="T5"/></text:p>
        </text:list-item>
        <text:list-item>
          <text:p text:style-name="P11"><text:span text:style-name="T6">Blog +</text:span><text:span text:style-name="T5"> : une fois le séjour terminé, les utilisateurs auront accès a un blog « premium » qui donnera des informations supplémentaires et personnalisés de Marie</text:span></text:p>
          <text:p text:style-name="P9"/>
        </text:list-item>
        <text:list-item>
          <text:p text:style-name="P6"><text:span text:style-name="T2">Optimisation pour le Référencement</text:span> : Une attention particulière sera accordée à l'optimisation de la plateforme pour le référencement afin d'assurer une meilleure visibilité sur les moteurs de recherche.</text:p>
        </text:list-item>
      </text:list>
      <text:p text:style-name="P1"/>
      <text:p text:style-name="P1"/>
      <text:p text:style-name="P2">4. Objectifs du Projet</text:p>
      <text:p text:style-name="P3"/>
      <text:p text:style-name="P1">Le principal objectif de la plateforme est d'aider les utilisateurs à améliorer leur bien-être physique et mental en leur fournissant des informations pertinentes, des conseils pratiques et des activités enrichissant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8T11:50:41.827000000</meta:creation-date>
    <dc:date>2024-04-12T09:57:28.549000000</dc:date>
    <meta:editing-duration>PT56M46S</meta:editing-duration>
    <meta:editing-cycles>9</meta:editing-cycles>
    <meta:generator>LibreOffice/7.5.1.2$Windows_X86_64 LibreOffice_project/fcbaee479e84c6cd81291587d2ee68cba099e129</meta:generator>
    <meta:document-statistic meta:table-count="0" meta:image-count="0" meta:object-count="0" meta:page-count="1" meta:paragraph-count="22" meta:word-count="342" meta:character-count="2202" meta:non-whitespace-character-count="1889"/>
  </office:meta>
</office:document-meta>
</file>